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>
      <style:text-properties style:font-name="Liberation Sans"/>
    </style:style>
    <style:style style:name="ce2" style:family="table-cell" style:parent-style-name="Default" style:data-style-name="N127">
      <style:text-properties style:font-name="Liberation Sans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214B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4Volume</text:p>
          </table:table-cell>
          <table:table-cell office:value-type="string" calcext:value-type="string">
            <text:p>TotalActivity</text:p>
          </table:table-cell>
          <table:table-cell office:value-type="string" calcext:value-type="string">
            <text:p>MCEfficiency</text:p>
          </table:table-cell>
          <table:table-cell office:value-type="string" calcext:value-type="string">
            <text:p>Version</text:p>
          </table:table-cell>
          <table:table-cell/>
        </table:table-row>
        <table:table-row table:style-name="ro1">
          <table:table-cell office:value-type="string" calcext:value-type="string">
            <text:p>EP_COPPER_PLATE</text:p>
          </table:table-cell>
          <table:table-cell table:style-name="ce1" office:value-type="float" office:value="306" calcext:value-type="float">
            <text:p>3.06E+02</text:p>
          </table:table-cell>
          <table:table-cell table:style-name="ce3" office:value-type="float" office:value="0.000036669" calcext:value-type="float">
            <text:p>3.67E-05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PMT</text:p>
          </table:table-cell>
          <table:table-cell table:style-name="ce1" office:value-type="float" office:value="21" calcext:value-type="float">
            <text:p>2.10E+01</text:p>
          </table:table-cell>
          <table:table-cell table:style-name="ce3" office:value-type="float" office:value="0.00019804" calcext:value-type="float">
            <text:p>1.98E-04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PMT_BASE</text:p>
          </table:table-cell>
          <table:table-cell table:style-name="ce1" office:value-type="float" office:value="42" calcext:value-type="float">
            <text:p>4.20E+01</text:p>
          </table:table-cell>
          <table:table-cell table:style-name="ce3" office:value-type="float" office:value="0.000054689" calcext:value-type="float">
            <text:p>5.47E-05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SAPPHIRE_WINDOW</text:p>
          </table:table-cell>
          <table:table-cell table:style-name="ce1" office:value-type="float" office:value="8.83" calcext:value-type="float">
            <text:p>8.83E+00</text:p>
          </table:table-cell>
          <table:table-cell table:style-name="ce3" office:value-type="float" office:value="0.00028428" calcext:value-type="float">
            <text:p>2.84E-04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OPTICAL_PAD</text:p>
          </table:table-cell>
          <table:table-cell table:style-name="ce1" office:value-type="float" office:value="7.92" calcext:value-type="float">
            <text:p>7.92E+00</text:p>
          </table:table-cell>
          <table:table-cell table:style-name="ce3" office:value-type="float" office:value="0.00026068" calcext:value-type="float">
            <text:p>2.61E-04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CATHODE_RING</text:p>
          </table:table-cell>
          <table:table-cell table:style-name="ce1" office:value-type="float" office:value="4.61" calcext:value-type="float">
            <text:p>4.61E+00</text:p>
          </table:table-cell>
          <table:table-cell table:style-name="ce3" office:value-type="float" office:value="0.0005364" calcext:value-type="float">
            <text:p>5.36E-04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LIGHT_TUBE</text:p>
          </table:table-cell>
          <table:table-cell table:style-name="ce1" office:value-type="float" office:value="1.99" calcext:value-type="float">
            <text:p>1.99E+00</text:p>
          </table:table-cell>
          <table:table-cell table:style-name="ce3" office:value-type="float" office:value="0.0021057" calcext:value-type="float">
            <text:p>2.11E-03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FIELD_RING</text:p>
          </table:table-cell>
          <table:table-cell table:style-name="ce1" office:value-type="float" office:value="32" calcext:value-type="float">
            <text:p>3.20E+01</text:p>
          </table:table-cell>
          <table:table-cell table:style-name="ce3" office:value-type="float" office:value="0.00061619" calcext:value-type="float">
            <text:p>6.16E-04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HDPE_TUBE</text:p>
          </table:table-cell>
          <table:table-cell table:style-name="ce1" office:value-type="float" office:value="3.07" calcext:value-type="float">
            <text:p>3.07E+00</text:p>
          </table:table-cell>
          <table:table-cell table:style-name="ce3" office:value-type="float" office:value="0.000457" calcext:value-type="float">
            <text:p>4.57E-04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GATE_RING</text:p>
          </table:table-cell>
          <table:table-cell table:style-name="ce1" office:value-type="float" office:value="4.76" calcext:value-type="float">
            <text:p>4.76E+00</text:p>
          </table:table-cell>
          <table:table-cell table:style-name="ce3" office:value-type="float" office:value="0.0004593" calcext:value-type="float">
            <text:p>4.59E-04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ANODE_RING</text:p>
          </table:table-cell>
          <table:table-cell table:style-name="ce1" office:value-type="float" office:value="4.76" calcext:value-type="float">
            <text:p>4.76E+00</text:p>
          </table:table-cell>
          <table:table-cell table:style-name="ce3" office:value-type="float" office:value="0.0003917" calcext:value-type="float">
            <text:p>3.92E-04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TP_COPPER_PLATE</text:p>
          </table:table-cell>
          <table:table-cell table:style-name="ce1" office:value-type="float" office:value="244" calcext:value-type="float">
            <text:p>2.44E+02</text:p>
          </table:table-cell>
          <table:table-cell table:style-name="ce3" office:value-type="float" office:value="0.000061011" calcext:value-type="float">
            <text:p>6.10E-05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DB_PLUG</text:p>
          </table:table-cell>
          <table:table-cell table:style-name="ce1" office:value-type="float" office:value="155" calcext:value-type="float">
            <text:p>1.55E+02</text:p>
          </table:table-cell>
          <table:table-cell table:style-name="ce3" office:value-type="float" office:value="0.0000012505" calcext:value-type="float">
            <text:p>1.25E-06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SIPM_BOARD</text:p>
          </table:table-cell>
          <table:table-cell table:style-name="ce1" office:value-type="float" office:value="21.8" calcext:value-type="float">
            <text:p>2.18E+01</text:p>
          </table:table-cell>
          <table:table-cell table:style-name="ce3" office:value-type="float" office:value="0.00091884" calcext:value-type="float">
            <text:p>9.19E-04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ICS</text:p>
          </table:table-cell>
          <table:table-cell table:style-name="ce1" office:value-type="float" office:value="187" calcext:value-type="float">
            <text:p>1.87E+02</text:p>
          </table:table-cell>
          <table:table-cell table:style-name="ce3" office:value-type="float" office:value="0.000065558" calcext:value-type="float">
            <text:p>6.56E-05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VESSEL</text:p>
          </table:table-cell>
          <table:table-cell table:style-name="ce1" office:value-type="float" office:value="3420" calcext:value-type="float">
            <text:p>3.42E+03</text:p>
          </table:table-cell>
          <table:table-cell table:style-name="ce3" office:value-type="float" office:value="0.0000015389" calcext:value-type="float">
            <text:p>1.54E-06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SHIELDING_LEAD</text:p>
          </table:table-cell>
          <table:table-cell table:style-name="ce1" office:value-type="float" office:value="5320" calcext:value-type="float">
            <text:p>5.32E+03</text:p>
          </table:table-cell>
          <table:table-cell table:style-name="ce3" office:value-type="float" office:value="0.00000027351" calcext:value-type="float">
            <text:p>2.74E-07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SHIELDING_STEEL</text:p>
          </table:table-cell>
          <table:table-cell table:style-name="ce1" office:value-type="float" office:value="20.3" calcext:value-type="float">
            <text:p>2.03E+01</text:p>
          </table:table-cell>
          <table:table-cell table:style-name="ce3" office:value-type="float" office:value="0.0000009293" calcext:value-type="float">
            <text:p>9.29E-07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SHIELDING_STRUCT</text:p>
          </table:table-cell>
          <table:table-cell table:style-name="ce1" office:value-type="float" office:value="503" calcext:value-type="float">
            <text:p>5.03E+02</text:p>
          </table:table-cell>
          <table:table-cell table:style-name="ce3" office:value-type="float" office:value="0.000000092157" calcext:value-type="float">
            <text:p>9.22E-08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office:value-type="string" calcext:value-type="string">
            <text:p>PEDESTAL</text:p>
          </table:table-cell>
          <table:table-cell table:style-name="ce1" office:value-type="float" office:value="358" calcext:value-type="float">
            <text:p>3.58E+02</text:p>
          </table:table-cell>
          <table:table-cell table:style-name="ce3" office:value-type="float" office:value="0.00000018478" calcext:value-type="float">
            <text:p>1.85E-07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8T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3" table:default-cell-style-name="ce4"/>
        <table:table-row table:style-name="ro1">
          <table:table-cell office:value-type="string" calcext:value-type="string">
            <text:p>G4Volume</text:p>
          </table:table-cell>
          <table:table-cell table:style-name="Default" office:value-type="string" calcext:value-type="string">
            <text:p>TotalActivity</text:p>
          </table:table-cell>
          <table:table-cell table:style-name="ce2" office:value-type="string" calcext:value-type="string">
            <text:p>MCEfficiency</text:p>
          </table:table-cell>
          <table:table-cell table:style-name="Default"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EP_COPPER_PLATE</text:p>
          </table:table-cell>
          <table:table-cell office:value-type="float" office:value="91" calcext:value-type="float">
            <text:p>9.10E+01</text:p>
          </table:table-cell>
          <table:table-cell office:value-type="float" office:value="0.0010282" calcext:value-type="float">
            <text:p>1.03E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MT</text:p>
          </table:table-cell>
          <table:table-cell office:value-type="float" office:value="11.4" calcext:value-type="float">
            <text:p>1.14E+01</text:p>
          </table:table-cell>
          <table:table-cell office:value-type="float" office:value="0.0053019" calcext:value-type="float">
            <text:p>5.30E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MT_BASE</text:p>
          </table:table-cell>
          <table:table-cell office:value-type="float" office:value="53.5" calcext:value-type="float">
            <text:p>5.35E+01</text:p>
          </table:table-cell>
          <table:table-cell office:value-type="float" office:value="0.0014677" calcext:value-type="float">
            <text:p>1.47E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PPHIRE_WINDOW</text:p>
          </table:table-cell>
          <table:table-cell office:value-type="float" office:value="2.87" calcext:value-type="float">
            <text:p>2.87E+00</text:p>
          </table:table-cell>
          <table:table-cell office:value-type="float" office:value="0.0074583" calcext:value-type="float">
            <text:p>7.46E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CAL_PAD</text:p>
          </table:table-cell>
          <table:table-cell office:value-type="float" office:value="3.19" calcext:value-type="float">
            <text:p>3.19E+00</text:p>
          </table:table-cell>
          <table:table-cell office:value-type="float" office:value="0.0070116" calcext:value-type="float">
            <text:p>7.01E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HODE_RING</text:p>
          </table:table-cell>
          <table:table-cell office:value-type="float" office:value="0.349" calcext:value-type="float">
            <text:p>3.49E-01</text:p>
          </table:table-cell>
          <table:table-cell office:value-type="float" office:value="0.011907" calcext:value-type="float">
            <text:p>1.19E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GHT_TUBE</text:p>
          </table:table-cell>
          <table:table-cell office:value-type="float" office:value="8.13" calcext:value-type="float">
            <text:p>8.13E+00</text:p>
          </table:table-cell>
          <table:table-cell office:value-type="float" office:value="0.02199" calcext:value-type="float">
            <text:p>2.20E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ELD_RING</text:p>
          </table:table-cell>
          <table:table-cell office:value-type="float" office:value="24.9" calcext:value-type="float">
            <text:p>2.49E+01</text:p>
          </table:table-cell>
          <table:table-cell office:value-type="float" office:value="0.016169" calcext:value-type="float">
            <text:p>1.62E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DPE_TUBE</text:p>
          </table:table-cell>
          <table:table-cell office:value-type="float" office:value="0.374" calcext:value-type="float">
            <text:p>3.74E-01</text:p>
          </table:table-cell>
          <table:table-cell office:value-type="float" office:value="0.011662" calcext:value-type="float">
            <text:p>1.17E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TE_RING</text:p>
          </table:table-cell>
          <table:table-cell office:value-type="float" office:value="0.36" calcext:value-type="float">
            <text:p>3.60E-01</text:p>
          </table:table-cell>
          <table:table-cell office:value-type="float" office:value="0.010682" calcext:value-type="float">
            <text:p>1.07E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ODE_RING</text:p>
          </table:table-cell>
          <table:table-cell office:value-type="float" office:value="0.36" calcext:value-type="float">
            <text:p>3.60E-01</text:p>
          </table:table-cell>
          <table:table-cell office:value-type="float" office:value="0.010162" calcext:value-type="float">
            <text:p>1.02E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P_COPPER_PLATE</text:p>
          </table:table-cell>
          <table:table-cell office:value-type="float" office:value="47.2" calcext:value-type="float">
            <text:p>4.72E+01</text:p>
          </table:table-cell>
          <table:table-cell office:value-type="float" office:value="0.0016715" calcext:value-type="float">
            <text:p>1.67E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_PLUG</text:p>
          </table:table-cell>
          <table:table-cell office:value-type="float" office:value="118" calcext:value-type="float">
            <text:p>1.18E+02</text:p>
          </table:table-cell>
          <table:table-cell office:value-type="float" office:value="0.000043919" calcext:value-type="float">
            <text:p>4.39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PM_BOARD</text:p>
          </table:table-cell>
          <table:table-cell office:value-type="float" office:value="5.14" calcext:value-type="float">
            <text:p>5.14E+00</text:p>
          </table:table-cell>
          <table:table-cell office:value-type="float" office:value="0.018566" calcext:value-type="float">
            <text:p>1.86E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CS</text:p>
          </table:table-cell>
          <table:table-cell office:value-type="float" office:value="744" calcext:value-type="float">
            <text:p>7.44E+02</text:p>
          </table:table-cell>
          <table:table-cell office:value-type="float" office:value="0.0018522" calcext:value-type="float">
            <text:p>1.85E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SSEL</text:p>
          </table:table-cell>
          <table:table-cell office:value-type="float" office:value="882" calcext:value-type="float">
            <text:p>8.82E+02</text:p>
          </table:table-cell>
          <table:table-cell office:value-type="float" office:value="0.000051491" calcext:value-type="float">
            <text:p>5.15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ELDING_LEAD</text:p>
          </table:table-cell>
          <table:table-cell office:value-type="float" office:value="217" calcext:value-type="float">
            <text:p>2.17E+02</text:p>
          </table:table-cell>
          <table:table-cell office:value-type="float" office:value="0.0000096892" calcext:value-type="float">
            <text:p>9.69E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ELDING_STEEL</text:p>
          </table:table-cell>
          <table:table-cell office:value-type="float" office:value="8.74" calcext:value-type="float">
            <text:p>8.74E+00</text:p>
          </table:table-cell>
          <table:table-cell office:value-type="float" office:value="0.000030583" calcext:value-type="float">
            <text:p>3.06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ELDING_STRUCT</text:p>
          </table:table-cell>
          <table:table-cell office:value-type="float" office:value="708" calcext:value-type="float">
            <text:p>7.08E+02</text:p>
          </table:table-cell>
          <table:table-cell office:value-type="float" office:value="0.0000032221" calcext:value-type="float">
            <text:p>3.22E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DESTAL</text:p>
          </table:table-cell>
          <table:table-cell office:value-type="float" office:value="504" calcext:value-type="float">
            <text:p>5.04E+02</text:p>
          </table:table-cell>
          <table:table-cell office:value-type="float" office:value="0.0000068007" calcext:value-type="float">
            <text:p>6.80E-0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4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121P0" style:volatile="true" number:language="en">
      <number:number number:decimal-places="0" number:min-decimal-places="0" number:min-integer-digits="1" number:grouping="true"/>
    </number:number-style>
    <number:number-style style:name="N10121" number:language="en">
      <number:text>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2P0" style:volatile="true" number:language="en">
      <number:number number:decimal-places="0" number:min-decimal-places="0" number:min-integer-digits="1" number:grouping="true"/>
    </number:number-style>
    <number:number-style style:name="N10122" number:language="en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en">
      <number:number number:decimal-places="2" number:min-decimal-places="2" number:min-integer-digits="1" number:grouping="true"/>
    </number:number-style>
    <number:number-style style:name="N10123" number:language="en">
      <number:text>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en">
      <number:number number:decimal-places="2" number:min-decimal-places="2" number:min-integer-digits="1" number:grouping="true"/>
    </number:number-style>
    <number:number-style style:name="N10124" number:language="en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4P0"/>
    </number:number-style>
    <number:number-style style:name="N10128P0" style:volatile="true" number:language="en"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>
      <number:text>-</number:text>
      <number:number number:decimal-places="0" number:min-decimal-places="0" number:min-integer-digits="1" number:grouping="true"/>
      <number:text> </number:text>
    </number:number-style>
    <number:number-style style:name="N10128P2" style:volatile="true" number:language="en">
      <number:text> - </number:text>
    </number:number-style>
    <number:text-style style:name="N10128" number:language="en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>
      <number:text>-</number:text>
      <number:number number:decimal-places="2" number:min-decimal-places="2" number:min-integer-digits="1" number:grouping="true"/>
      <number:text> </number:text>
    </number:number-style>
    <number:number-style style:name="N10132P2" style:volatile="true" number:language="en">
      <number:text>-</number:text>
      <number:number number:decimal-places="0" number:min-decimal-places="0" number:min-integer-digits="0"/>
      <number:text> </number:text>
    </number:number-style>
    <number:text-style style:name="N10132" number:language="en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33" number:language="en">
      <number:minutes number:style="long"/>
      <number:text>:</number:text>
      <number:seconds number:style="long"/>
    </number:time-style>
    <number:time-style style:name="N10134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5" number:language="en">
      <number:minutes number:style="long"/>
      <number:text>:</number:text>
      <number:seconds number:style="long" number:decimal-places="1"/>
    </number:time-style>
    <number:number-style style:name="N10136" number:language="en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1:42:03.444091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9T10:41:59.442901921</meta:creation-date>
    <dc:date>2022-05-01T12:58:09.154116627</dc:date>
    <meta:editing-duration>P9DT11H40M27S</meta:editing-duration>
    <meta:editing-cycles>29</meta:editing-cycles>
    <meta:generator>LibreOffice/7.2.5.2$MacOSX_X86_64 LibreOffice_project/499f9727c189e6ef3471021d6132d4c694f357e5</meta:generator>
    <meta:document-statistic meta:table-count="2" meta:cell-count="168" meta:object-count="0"/>
  </office:meta>
</office:document-meta>
</file>